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fo:color="#FF0000" fo:font-size="26pt" style:font-size-asian="26pt" style:font-size-complex="26pt"/>
    </style:style>
  </office:automatic-styles>
  <office:body>
    <office:text text:use-soft-page-breaks="true">
      <text:p text:style-name="P1">Explication 3D</text:p>
      <text:h text:style-name="Titre1" text:outline-level="1">Piece </text:h>
      <text:p text:style-name="Normal">Cylindre écrasé puis on a centré un truc et on la écrasé</text:p>
      <text:h text:style-name="Titre1" text:outline-level="1">Tonneau</text:h>
      <text:p text:style-name="Normal">Rah oueee</text:p>
      <text:h text:style-name="Titre1" text:outline-level="1">Suzanne Texturé</text:h>
      <text:p text:style-name="Normal">Pour le model : j’ai pris le model monkey de base proposé par blender, j’ai légèrement modifier l’œil qui dépassé du contour des yeux avec l’action déplacer avec le raccourcie G.</text:p>
      <text:p text:style-name="Normal">Pour la texture, j’ai ouvert l’onglet UV Editiing qui me permet de voir, puis j’ai sélectionner tout le modèle puis appuyé sur U, racourcit pour l’UV mapping et j’ai fait unwrap pour actualisé l’UV et le remettre a zero pour faire le mien.</text:p>
      <text:p text:style-name="Normal">J’ai ensuite sélectionner les arrete que je veux en appuyant sur 2 et en restant appuyé sur contrôle a chaque clic pour en sélectionner plusieurs, j’ai d’abord sélectionner le tour d’un œil, j’ai ensuite ouvert l’UV mapping avec U et j’ai fait « Mark Seam » ce qui ma permit de transformé ma selection en ligne de découpage pour le mapping, ce qui me sera utile pour le textureage. Je fais le deuxième contour puis je décide de sparé les oreil, donc je fait un « Mark Seam » sur la ligne qui rattache les oreille au cranes puis fait une decoupe sur la partie supérieure de l’oreil pour que le mapping soit + cohérend avec la vrai forme de l’oreil avec le centre de l’oreille au centre<text:s/></text:p>
      <text:p text:style-name="Normal">J’ai ensuite fait une decoupe a l’arriere du crane pour qu’il soit bien plat et que chaque partie soit facilement reconnaissable.</text:p>
      <text:p text:style-name="Normal">Une fois la partie<text:s/>Découpage est faite j’ai refait Unwrap pour affiiché le résultat dans l’onglet d’UV Editing.</text:p>
      <text:p text:style-name="Normal">J’ai ensuite exporté le « calque » en png avec l’onglet internet a la fenetre Uv editing : UV puis j’ai fait « Export UV Layout »<text:s/></text:p>
      <text:p text:style-name="Normal">La suite ce passe sur Gimp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obin LEROUGE</meta:initial-creator>
    <dc:creator>Robin LEROUGE</dc:creator>
    <meta:creation-date>2024-10-22T20:48:00Z</meta:creation-date>
    <dc:date>2024-10-22T21:14:00Z</dc:date>
    <meta:template xlink:href="Normal" xlink:type="simple"/>
    <meta:editing-cycles>16</meta:editing-cycles>
    <meta:editing-duration>PT0S</meta:editing-duration>
    <meta:document-statistic meta:page-count="1" meta:paragraph-count="3" meta:word-count="249" meta:character-count="1617" meta:row-count="11" meta:non-whitespace-character-count="1371"/>
  </office:meta>
</office:document-meta>
</file>